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3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43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l cuento: El caracolillo Gustavillo</text:h>
      <text:p text:style-name="P3"/>
      <text:p text:style-name="P2">Gustavillo era un caracolillo que vivía feliz en el fondo del mar; se mecía al ritmo de las corrientes marinas, reposaba en la arena, buscando algún rayo de sol y de vez en cuando daba sus paseos.</text:p>
      <text:p text:style-name="P2">Un día un cangrejo le vio y le dijo:</text:p>
      <text:p text:style-name="P2">- ¿Puedo vivir contigo?</text:p>
      <text:p text:style-name="P2">Gustavillo se lo pensó dos veces y al final decidió ser, como un antepasado suyo un cangrejo ermitañ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1:55:08.319000000</dc:date>
    <meta:editing-duration>PT1M35S</meta:editing-duration>
    <meta:editing-cycles>3</meta:editing-cycles>
    <meta:document-statistic meta:table-count="0" meta:image-count="0" meta:object-count="0" meta:page-count="1" meta:paragraph-count="5" meta:word-count="73" meta:character-count="393" meta:non-whitespace-character-count="325"/>
  </office:meta>
</office:document-meta>
</file>